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8.898cm" table:align="left"/>
    </style:style>
    <style:style style:name="Tableau5.A" style:family="table-column">
      <style:table-column-properties style:column-width="5.507cm"/>
    </style:style>
    <style:style style:name="Tableau5.B" style:family="table-column">
      <style:table-column-properties style:column-width="13.391cm"/>
    </style:style>
    <style:style style:name="Tableau5.A1" style:family="table-cell">
      <style:table-cell-properties style:vertical-align="middle" fo:padding="0.049cm" fo:border="none"/>
    </style:style>
    <style:style style:name="Tableau7" style:family="table">
      <style:table-properties style:width="19.015cm" fo:margin-left="0cm" fo:margin-right="-0.014cm" table:align="margins" style:writing-mode="lr-tb"/>
    </style:style>
    <style:style style:name="Tableau7.A" style:family="table-column">
      <style:table-column-properties style:column-width="5.577cm" style:rel-column-width="2829*"/>
    </style:style>
    <style:style style:name="Tableau7.B" style:family="table-column">
      <style:table-column-properties style:column-width="13.437cm" style:rel-column-width="6817*"/>
    </style:style>
    <style:style style:name="Tableau7.A1" style:family="table-cell">
      <style:table-cell-properties fo:padding="0.097cm" fo:border="none"/>
    </style:style>
    <style:style style:name="Tableau2" style:family="table">
      <style:table-properties style:width="19.015cm" fo:margin-left="0cm" fo:margin-right="-0.014cm" table:align="margins" style:writing-mode="lr-tb"/>
    </style:style>
    <style:style style:name="Tableau2.A" style:family="table-column">
      <style:table-column-properties style:column-width="5.577cm" style:rel-column-width="2829*"/>
    </style:style>
    <style:style style:name="Tableau2.B" style:family="table-column">
      <style:table-column-properties style:column-width="13.437cm" style:rel-column-width="6817*"/>
    </style:style>
    <style:style style:name="Tableau2.A1" style:family="table-cell">
      <style:table-cell-properties fo:padding="0.097cm" fo:border="none"/>
    </style:style>
    <style:style style:name="Tableau2.A5" style:family="table-cell" style:data-style-name="N0">
      <style:table-cell-properties fo:padding="0.097cm" fo:border="none"/>
    </style:style>
    <style:style style:name="Tableau3" style:family="table">
      <style:table-properties style:width="19.001cm" table:align="margins" style:writing-mode="lr-tb"/>
    </style:style>
    <style:style style:name="Tableau3.A" style:family="table-column">
      <style:table-column-properties style:column-width="5.581cm" style:rel-column-width="2831*"/>
    </style:style>
    <style:style style:name="Tableau3.B" style:family="table-column">
      <style:table-column-properties style:column-width="13.42cm" style:rel-column-width="6807*"/>
    </style:style>
    <style:style style:name="Tableau3.A1" style:family="table-cell">
      <style:table-cell-properties fo:padding="0.097cm" fo:border="none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5.581cm" style:rel-column-width="2831*"/>
    </style:style>
    <style:style style:name="Tableau8.B" style:family="table-column">
      <style:table-column-properties style:column-width="13.42cm" style:rel-column-width="6807*"/>
    </style:style>
    <style:style style:name="Tableau8.A1" style:family="table-cell">
      <style:table-cell-properties fo:padding="0.097cm" fo:border="none"/>
    </style:style>
    <style:style style:name="Tableau4" style:family="table">
      <style:table-properties style:width="19.001cm" table:align="margins" style:writing-mode="lr-tb"/>
    </style:style>
    <style:style style:name="Tableau4.A" style:family="table-column">
      <style:table-column-properties style:column-width="2.856cm" style:rel-column-width="1449*"/>
    </style:style>
    <style:style style:name="Tableau4.B" style:family="table-column">
      <style:table-column-properties style:column-width="16.145cm" style:rel-column-width="8189*"/>
    </style:style>
    <style:style style:name="Tableau4.A1" style:family="table-cell" style:data-style-name="N0">
      <style:table-cell-properties fo:padding="0.097cm" fo:border="none"/>
    </style:style>
    <style:style style:name="Tableau4.B1" style:family="table-cell">
      <style:table-cell-properties fo:padding="0.097cm" fo:border="none"/>
    </style:style>
    <style:style style:name="Tableau6" style:family="table">
      <style:table-properties style:width="19.008cm" fo:margin-left="0cm" fo:margin-right="-0.007cm" table:align="margins" style:writing-mode="lr-tb"/>
    </style:style>
    <style:style style:name="Tableau6.A" style:family="table-column">
      <style:table-column-properties style:column-width="11.07cm" style:rel-column-width="6276*"/>
    </style:style>
    <style:style style:name="Tableau6.B" style:family="table-column">
      <style:table-column-properties style:column-width="2.969cm" style:rel-column-width="1683*"/>
    </style:style>
    <style:style style:name="Tableau6.C" style:family="table-column">
      <style:table-column-properties style:column-width="4.969cm" style:rel-column-width="2817*"/>
    </style:style>
    <style:style style:name="Tableau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margin-left="2.54cm" fo:margin-right="0cm" fo:margin-top="0cm" fo:margin-bottom="0cm" fo:line-height="138%" fo:text-align="justify" style:justify-single-word="false" fo:text-indent="1.27cm" style:auto-text-indent="false" style:writing-mode="lr-tb"/>
      <style:text-properties style:font-name="Arial"/>
    </style:style>
    <style:style style:name="P3" style:family="paragraph" style:parent-style-name="Text_20_body">
      <style:paragraph-properties fo:margin-top="0cm" fo:margin-bottom="0cm" fo:line-height="138%" fo:padding="0cm" fo:border="none" style:writing-mode="lr-tb"/>
      <style:text-properties style:font-name="Arial"/>
    </style:style>
    <style:style style:name="P4" style:family="paragraph" style:parent-style-name="Text_20_body">
      <style:paragraph-properties fo:margin-top="0cm" fo:margin-bottom="0cm" fo:line-height="120%" fo:padding="0cm" fo:border="none" style:writing-mode="lr-tb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/>
    </style:style>
    <style:style style:name="P6" style:family="paragraph" style:parent-style-name="Text_20_body">
      <style:paragraph-properties fo:margin-top="0.635cm" fo:margin-bottom="0.212cm" fo:line-height="120%" fo:padding="0cm" fo:border="none" style:writing-mode="lr-tb"/>
      <style:text-properties style:font-name="Arial"/>
    </style:style>
    <style:style style:name="P7" style:family="paragraph" style:parent-style-name="Standard">
      <style:paragraph-properties fo:margin-top="0cm" fo:margin-bottom="0cm" fo:line-height="138%" fo:text-align="justify" style:justify-single-word="false" fo:padding="0cm" fo:border="non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Heading_20_2">
      <style:paragraph-properties fo:margin-top="0.635cm" fo:margin-bottom="0.212cm" fo:line-height="120%" fo:padding="0cm" fo:border="none" style:writing-mode="lr-tb"/>
      <style:text-properties style:font-name="Arial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8pt" style:font-name-asian="SimSun" style:font-size-asian="18pt" style:font-name-complex="Lucida Sans" style:font-size-complex="18pt"/>
    </style:style>
    <style:style style:name="P12" style:family="paragraph" style:parent-style-name="Table_20_Contents">
      <style:paragraph-properties fo:margin-top="0cm" fo:margin-bottom="0.499cm" fo:padding="0cm" fo:border="none"/>
      <style:text-properties style:font-name="Arial"/>
    </style:style>
    <style:style style:name="P13" style:family="paragraph" style:parent-style-name="Table_20_Contents">
      <style:paragraph-properties fo:margin-top="0cm" fo:margin-bottom="0.106cm" fo:line-height="138%" fo:padding="0cm" fo:border="none" style:writing-mode="lr-tb"/>
      <style:text-properties fo:font-variant="normal" fo:text-transform="none" fo:color="#000000" style:text-line-through-style="none" style:font-name="Arial" fo:font-size="26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.106cm" fo:line-height="138%" fo:padding="0cm" fo:border="none" style:writing-mode="lr-tb"/>
      <style:text-properties fo:font-variant="normal" fo:text-transform="none" fo:color="#434343" style:text-line-through-style="none" style:font-name="Arial" fo:font-size="16pt" fo:font-style="normal" style:text-underline-style="none" fo:font-weight="normal" style:text-blinking="false" fo:background-color="transparent"/>
    </style:style>
    <style:style style:name="P15" style:family="paragraph" style:parent-style-name="Table_20_Contents">
      <style:paragraph-properties fo:margin-top="0cm" fo:margin-bottom="0cm" fo:line-height="138%" fo:text-align="end" style:justify-single-word="false" fo:padding="0cm" fo:border="none" style:writing-mode="lr-tb"/>
      <style:text-properties fo:font-variant="normal" fo:text-transform="none" fo:color="#4392d2" style:text-line-through-styl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top="0cm" fo:margin-bottom="0cm" fo:line-height="138%" fo:text-align="end" style:justify-single-word="false" fo:padding="0cm" fo:border="none" style:writing-mode="lr-tb"/>
      <style:text-properties fo:font-variant="normal" fo:text-transform="none" fo:color="#4392d2" style:text-line-through-style="none" style:font-name="Arial" fo:font-size="11pt" fo:font-style="normal" style:text-underline-style="none" fo:font-weight="normal" style:text-blinking="false" fo:background-color="transparent" style:font-name-asian="SimSun" style:font-size-asian="18pt" style:font-name-complex="Lucida Sans" style:font-size-complex="18pt"/>
    </style:style>
    <style:style style:name="P17" style:family="paragraph" style:parent-style-name="Table_20_Contents">
      <style:paragraph-properties fo:margin-top="0cm" fo:margin-bottom="0cm" fo:line-height="138%" fo:padding="0cm" fo:border="non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cm" fo:margin-bottom="0cm" fo:line-height="138%" fo:text-align="end" style:justify-single-word="false" fo:padding="0cm" fo:border="non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top="0cm" fo:margin-bottom="0cm" fo:line-height="138%" fo:text-align="justify" style:justify-single-word="false" fo:padding="0cm" fo:border="non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cm" fo:margin-bottom="0cm" fo:line-height="138%" fo:text-align="end" style:justify-single-word="false" fo:padding="0cm" fo:border="non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able_20_Contents">
      <style:paragraph-properties fo:margin-top="0cm" fo:margin-bottom="0cm" fo:line-height="138%" fo:padding="0cm" fo:border="none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/>
    </style:style>
    <style:style style:name="P22" style:family="paragraph" style:parent-style-name="Table_20_Contents">
      <style:paragraph-properties fo:margin-top="0cm" fo:margin-bottom="0cm" fo:line-height="138%" fo:text-align="justify" style:justify-single-word="false" fo:padding="0cm" fo:border="none" style:writing-mode="lr-tb"/>
      <style:text-properties fo:font-variant="normal" fo:text-transform="none" fo:color="#666666" style:font-name="Arial" fo:font-size="11pt" fo:font-style="normal" style:text-underline-style="solid" style:text-underline-width="auto" style:text-underline-color="font-color" fo:font-weight="normal" fo:background-color="transparent"/>
    </style:style>
    <style:style style:name="P23" style:family="paragraph" style:parent-style-name="Table_20_Contents">
      <style:paragraph-properties fo:margin-top="0cm" fo:margin-bottom="0cm" fo:line-height="138%" fo:text-align="justify" style:justify-single-word="false" fo:padding="0cm" fo:border="none" style:writing-mode="lr-tb"/>
    </style:style>
    <style:style style:name="P24" style:family="paragraph" style:parent-style-name="Table_20_Contents">
      <style:paragraph-properties fo:margin-top="0cm" fo:margin-bottom="0cm" fo:line-height="138%" fo:padding="0cm" fo:border="none" style:writing-mode="lr-tb"/>
      <style:text-properties style:font-name="Arial"/>
    </style:style>
    <style:style style:name="P25" style:family="paragraph" style:parent-style-name="Table_20_Contents">
      <style:paragraph-properties fo:margin-top="0cm" fo:margin-bottom="0cm" fo:line-height="138%" fo:text-align="justify" style:justify-single-word="false" fo:padding="0cm" fo:border="none" style:writing-mode="lr-tb"/>
      <style:text-properties style:font-name="Arial"/>
    </style:style>
    <style:style style:name="P26" style:family="paragraph" style:parent-style-name="Table_20_Contents">
      <style:paragraph-properties fo:margin-top="0cm" fo:margin-bottom="0cm" fo:line-height="138%" fo:text-align="end" style:justify-single-word="false" fo:padding="0cm" fo:border="none" style:writing-mode="lr-tb"/>
      <style:text-properties style:font-name="Arial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1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1pt" fo:font-style="italic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1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14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4392d2" style:text-line-through-style="none" fo:font-size="14pt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666666" fo:font-size="11pt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434343" style:text-line-through-style="none" style:font-name="Arial" fo:font-size="16pt" fo:font-style="normal" style:text-underline-style="none" fo:font-weight="normal" style:text-blinking="false" fo:background-color="transparent" style:font-name-asian="SimSun" style:font-size-asian="18pt" style:font-name-complex="Lucida Sans" style:font-size-complex="18pt"/>
    </style:style>
    <style:style style:name="T11" style:family="text">
      <style:text-properties fo:font-variant="normal" fo:text-transform="none" fo:color="#434343" style:text-line-through-style="none" fo:font-size="14pt" fo:font-style="normal" style:text-underline-style="none" fo:font-weight="normal" style:text-blinking="false" fo:background-color="transparent" style:font-size-asian="14pt" style:font-size-complex="14pt"/>
    </style:style>
    <style:style style:name="T12" style:family="text">
      <style:text-properties fo:font-variant="normal" fo:text-transform="none" fo:color="#434343" style:text-line-through-style="none" fo:font-size="12pt" fo:font-style="normal" style:text-underline-style="none" fo:font-weight="normal" style:text-blinking="false" fo:background-color="transparent" style:font-size-asian="12pt" style:font-size-complex="12pt"/>
    </style:style>
    <style:style style:name="T13" style:family="text">
      <style:text-properties style:font-name="Arial1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-0.12cm, 0cm, 0.6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3">Johanna Loyer</text:p>
            <text:p text:style-name="Standard"><text:span text:style-name="T10"/></text:p>
            <text:p text:style-name="Standard"><text:span text:style-name="T10">Chercheuse post-doctorante en cryptologie</text:span></text:p>
            <text:p text:style-name="Standard"><text:span text:style-name="T10"/></text:p>
            <text:p text:style-name="Standard"/>
          </table:table-cell>
          <table:table-cell table:style-name="Tableau6.A1" office:value-type="string">
            <text:p text:style-name="P11"/>
          </table:table-cell>
          <table:table-cell table:style-name="Tableau6.A1" office:value-type="string">
            <text:p text:style-name="P15">Inria Saclay</text:p>
            <text:p text:style-name="P15">johanna.loyer@gmail.com</text:p>
            <text:p text:style-name="P16">+33 6 95 16 50 22</text:p>
          </table:table-cell>
        </table:table-row>
      </table:table>
      <text:h text:style-name="P8" text:outline-level="2"><text:span text:style-name="T1"><draw:frame draw:style-name="fr1" draw:name="images1" text:anchor-type="as-char" svg:y="-1.109cm" svg:width="3.521cm" svg:height="1.499cm" draw:z-index="0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/></draw:frame></text:span><text:span text:style-name="T1"> </text:span><text:span text:style-name="T8">Domaine de recherche</text:span></text:h>
      <text:p text:style-name="P2"><text:span text:style-name="T2">Mes centres d’intérêts concernent la </text:span><text:span text:style-name="T3">cryptanalyse </text:span><text:span text:style-name="T2">des systèmes de sécurité basés sur des problèmes de </text:span><text:span text:style-name="T3">réseaux </text:span><text:span text:style-name="T2">et de </text:span><text:span text:style-name="T3">codes</text:span><text:span text:style-name="T2">. Je m’intéresse aussi bien au modèle classique qu'au </text:span><text:span text:style-name="T3">quantique</text:span><text:span text:style-name="T2">. Je m’intéresse notamment au transfert des techniques entre ces différents domaines. </text:span></text:p>
      <text:h text:style-name="P8" text:outline-level="2"><text:span text:style-name="T1"><draw:frame draw:style-name="fr1" draw:name="images2" text:anchor-type="as-char" svg:y="-1.109cm" svg:width="3.521cm" svg:height="1.499cm" draw:z-index="1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/></draw:frame></text:span><text:span text:style-name="T1"> </text:span><text:span text:style-name="T8">Parcours professionnel</text:span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8">février 2025 – sept. 2026</text:p>
          </table:table-cell>
          <table:table-cell table:style-name="Tableau7.A1" office:value-type="string">
            <text:p text:style-name="P24"><text:span text:style-name="T3">Post-doctorat</text:span><text:span text:style-name="T2">, </text:span><text:span text:style-name="T4">Inria Saclay</text:span><text:span text:style-name="T2">, équipe-projet GRACE.</text:span></text:p>
            <text:p text:style-name="P17">Encadrant : Thomas Debris-Alazard</text:p>
          </table:table-cell>
        </table:table-row>
        <table:table-row>
          <table:table-cell table:style-name="Tableau7.A1" office:value-type="string">
            <text:p text:style-name="P18">février. 2024 – janv. 2025</text:p>
          </table:table-cell>
          <table:table-cell table:style-name="Tableau7.A1" office:value-type="string">
            <text:p text:style-name="P24"><text:span text:style-name="T3">Post-doctorat</text:span><text:span text:style-name="T2">, </text:span><text:span text:style-name="T4">CWI</text:span><text:span text:style-name="T2">, Amsterdam, Cryptology group.</text:span></text:p>
            <text:p text:style-name="P17">Encadrant : Léo Ducas</text:p>
          </table:table-cell>
        </table:table-row>
        <table:table-row>
          <table:table-cell table:style-name="Tableau7.A1" office:value-type="string">
            <text:p text:style-name="P18">sept. 2020 – déc. 2023</text:p>
          </table:table-cell>
          <table:table-cell table:style-name="Tableau7.A1" office:value-type="string">
            <text:p text:style-name="P24"><text:span text:style-name="T3">Doctorat</text:span><text:span text:style-name="T2">, </text:span><text:span text:style-name="T4">Inria</text:span><text:span text:style-name="T2">, Paris, équipe COSMIQ. </text:span></text:p>
            <text:p text:style-name="P24"><text:span text:style-name="T2">Titre: </text:span><text:span text:style-name="T1">“</text:span><text:span text:style-name="T4">Cryptanalyse quantique des réseaux et des codes”</text:span></text:p>
            <text:p text:style-name="P17">Direction : André Chailloux et Nicolas Sendrier</text:p>
          </table:table-cell>
        </table:table-row>
        <table:table-row>
          <table:table-cell table:style-name="Tableau7.A1" office:value-type="string">
            <text:p text:style-name="P18">sept. 2020 – janv. 2023</text:p>
          </table:table-cell>
          <table:table-cell table:style-name="Tableau7.A1" office:value-type="string">
            <text:p text:style-name="P24"><text:span text:style-name="T3">Chargée de travaux dirigés</text:span><text:span text:style-name="T2">, </text:span><text:span text:style-name="T4">Université de Sorbonne</text:span><text:span text:style-name="T2">, Paris.</text:span></text:p>
            <text:p text:style-name="P17">Quantum circuits and logic gates, Master 1</text:p>
            <text:p text:style-name="P17">Quantum information, Master 1</text:p>
            <text:p text:style-name="P17">Programming in Python, License 1</text:p>
          </table:table-cell>
        </table:table-row>
      </table:table>
      <text:p text:style-name="P3"><text:span text:style-name="T8"/></text:p>
      <text:p text:style-name="P3"><text:span text:style-name="T1"><draw:frame draw:style-name="fr1" draw:name="images3" text:anchor-type="as-char" svg:y="-1.109cm" svg:width="3.521cm" svg:height="1.499cm" draw:z-index="2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/></draw:frame></text:span><text:span text:style-name="T1"> </text:span><text:span text:style-name="T8">Formation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6"><text:span text:style-name="T2">mars 2020 – août 2020</text:span></text:p>
          </table:table-cell>
          <table:table-cell table:style-name="Tableau2.A1" office:value-type="string">
            <text:p text:style-name="P24"><text:span text:style-name="T3">Stage de recherche de fin d’études</text:span><text:span text:style-name="T2">, </text:span><text:span text:style-name="T4">Inria Paris</text:span></text:p>
            <text:p text:style-name="P24"><text:span text:style-name="T2">Encadrant : André Chailloux</text:span><text:span text:style-name="T4">.</text:span></text:p>
          </table:table-cell>
        </table:table-row>
        <table:table-row>
          <table:table-cell table:style-name="Tableau2.A1" office:value-type="string">
            <text:p text:style-name="P18">sept. 2018 – août 2020</text:p>
          </table:table-cell>
          <table:table-cell table:style-name="Tableau2.A1" office:value-type="string">
            <text:p text:style-name="P24"><text:span text:style-name="T3">Master en Mathématiques appliquées</text:span><text:span text:style-name="T2">, </text:span><text:span text:style-name="T4">Université de Limoges.</text:span></text:p>
          </table:table-cell>
        </table:table-row>
        <table:table-row>
          <table:table-cell table:style-name="Tableau2.A1" office:value-type="string">
            <text:p text:style-name="P18">sept. 2017 – août 2018</text:p>
          </table:table-cell>
          <table:table-cell table:style-name="Tableau2.A1" office:value-type="string">
            <text:p text:style-name="P24"><text:span text:style-name="T3">Première année en école d’ingénieurs en informatique</text:span><text:span text:style-name="T4">, INSA Centre Val de Loire, Bourges. </text:span></text:p>
          </table:table-cell>
        </table:table-row>
        <table:table-row>
          <table:table-cell table:style-name="Tableau2.A1" office:value-type="string">
            <text:p text:style-name="P18">sept. 2015 – août 2017</text:p>
          </table:table-cell>
          <table:table-cell table:style-name="Tableau2.A1" office:value-type="string">
            <text:p text:style-name="P24"><text:span text:style-name="T3">Classe préparatoire aux grandes écoles PCSI-PSI</text:span><text:span text:style-name="T2">, </text:span><text:span text:style-name="T4">Lycée Michelet, Vanves. </text:span></text:p>
          </table:table-cell>
        </table:table-row>
        <table:table-row>
          <table:table-cell table:style-name="Tableau2.A5" office:value-type="float" office:value="2015">
            <text:p text:style-name="P18">2015</text:p>
          </table:table-cell>
          <table:table-cell table:style-name="Tableau2.A1" office:value-type="string">
            <text:p text:style-name="P21">Baccalauréat scientifique</text:p>
          </table:table-cell>
        </table:table-row>
      </table:table>
      <text:p text:style-name="P3"><text:span text:style-name="T8"/></text:p>
      <text:p text:style-name="P3"><text:soft-page-break/><text:span text:style-name="T1"><draw:frame draw:style-name="fr1" draw:name="images4" text:anchor-type="as-char" svg:y="-1.109cm" svg:width="3.521cm" svg:height="1.499cm" draw:z-index="3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/></draw:frame></text:span><text:span text:style-name="T1"> </text:span><text:span text:style-name="T8">Publications</text:span></text:p>
      <text:p text:style-name="P3"><text:span text:style-name="T11"><text:tab/></text:span><text:span text:style-name="T12">Revues à comité de lecture</text:span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CRYPTO 2025</text:p>
          </table:table-cell>
          <table:table-cell table:style-name="Tableau3.A1" office:value-type="string">
            <text:p text:style-name="P25"><text:span text:style-name="T3">Wagner's Algorithm Provably Runs in Subexponential Time for SIS^∞</text:span><text:span text:style-name="T2">, avec Léo Ducas et Lynn Engelberts.</text:span></text:p>
            <text:p text:style-name="P22">https://eprint.iacr.org/2021/570.pdf</text:p>
          </table:table-cell>
        </table:table-row>
        <table:table-row>
          <table:table-cell table:style-name="Tableau3.A1" office:value-type="string">
            <text:p text:style-name="P18">DCC 2024,</text:p>
            <text:p text:style-name="P18">CFAIL 2024</text:p>
          </table:table-cell>
          <table:table-cell table:style-name="Tableau3.A1" office:value-type="string">
            <text:p text:style-name="P25"><text:span text:style-name="T3">Quantum sieving for code-based cryptanalysis and its limitations for ISD</text:span><text:span text:style-name="T2">, avec Lynn Engelberts et Simona Etinski. </text:span></text:p>
            <text:p text:style-name="P25"><text:span text:style-name="T9">https://eprint.iacr.org/2024/1358.pdf</text:span></text:p>
          </table:table-cell>
        </table:table-row>
        <table:table-row>
          <table:table-cell table:style-name="Tableau3.A1" office:value-type="string">
            <text:p text:style-name="P18">PQCrypto 2023</text:p>
          </table:table-cell>
          <table:table-cell table:style-name="Tableau3.A1" office:value-type="string">
            <text:p text:style-name="P23"><text:span text:style-name="T5">Classical and quantum 3 and 4-sieves to solve SVP with low memory</text:span><text:span text:style-name="T6">, avec André Chailloux. </text:span></text:p>
            <text:p text:style-name="P22">https://eprint.iacr.org/2023/200.pdf</text:p>
          </table:table-cell>
        </table:table-row>
        <table:table-row>
          <table:table-cell table:style-name="Tableau3.A1" office:value-type="string">
            <text:p text:style-name="P18">ASIACRYPT 2021</text:p>
          </table:table-cell>
          <table:table-cell table:style-name="Tableau3.A1" office:value-type="string">
            <text:p text:style-name="P23"><text:a xlink:type="simple" xlink:href="https://eprint.iacr.org/2021/570.pdf" text:style-name="Internet_20_link" text:visited-style-name="Visited_20_Internet_20_Link"><text:span text:style-name="T5">Lattice sieving via quantum random walks</text:span></text:a><text:span text:style-name="T6">, avec André Chailloux.</text:span></text:p>
            <text:p text:style-name="P22">https://eprint.iacr.org/2021/570.pdf</text:p>
          </table:table-cell>
        </table:table-row>
      </table:table>
      <text:p text:style-name="P3"><text:span text:style-name="T8"/></text:p>
      <text:p text:style-name="P5"><text:tab/><text:span text:style-name="T12">Participation à l'effort de standardisation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8">NIST Post-Quantum Cryptography 2023</text:p>
            <text:p text:style-name="P18">Round 1</text:p>
          </table:table-cell>
          <table:table-cell table:style-name="Tableau8.A1" office:value-type="string">
            <text:p text:style-name="P23"><text:a xlink:type="simple" xlink:href="https://wave-sign.org/wave_documentation.pdf" text:style-name="Internet_20_link" text:visited-style-name="Visited_20_Internet_20_Link"><text:span text:style-name="T5">Wave digital signature scheme</text:span></text:a><text:span text:style-name="T6">, avec Gustavo Banegas, Kévin Carrier, André Chailloux, Alain Couvreur, Thomas Debris-Alazard, Philippe Gaborit, Pierre Karpman, Ruben Niederhagen, Nicolas Sendrier, Benjamin Smith, Jean-Pierre Tillich. </text:span></text:p>
            <text:p text:style-name="P22">https://wave-sign.org/wave_documentation.pdf</text:p>
          </table:table-cell>
        </table:table-row>
      </table:table>
      <text:p text:style-name="P3"><text:span text:style-name="T8"/></text:p>
      <text:p text:style-name="P4"><text:span text:style-name="T7"><text:tab/></text:span><text:span text:style-name="T12">Preprints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25"><text:span text:style-name="T3">Lattice Reduction via Dense Sublattices: A Cryptanalytic No-Go</text:span></text:p>
            <text:p text:style-name="P25"><text:span text:style-name="T2">avec Léo Ducas</text:span></text:p>
          </table:table-cell>
        </table:table-row>
        <table:table-row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25"><text:span text:style-name="T3">Quantum security analysis of Wave</text:span><text:span text:style-name="T2">.</text:span></text:p>
          </table:table-cell>
        </table:table-row>
      </table:table>
      <text:h text:style-name="P8" text:outline-level="2"><text:span text:style-name="T1"><draw:frame draw:style-name="fr1" draw:name="images6" text:anchor-type="as-char" svg:y="-1.109cm" svg:width="3.521cm" svg:height="1.499cm" draw:z-index="4"><draw:image xlink:href="https://lh7-rt.googleusercontent.com/docsz/AD_4nXfH8XufnDn383k7k1K5L_NxqsYzr_97xeD3SNg5i-Qvw1kC36LAUm1WiJTPx1SzAs3g1smFaF9hMIL-E2ULpmCIUZj7d1B-GPqTvI09ArOV6DQ_Yp1T2t192tyG1hjfOUU7CxkIMQXVkkoUZPZT1GdopemH?key=8CvY5dgqMs4dwPggG38htA" xlink:type="simple" xlink:show="embed" xlink:actuate="onLoad"/></draw:frame></text:span><text:span text:style-name="T1"> </text:span><text:span text:style-name="T8">Vulgarisation scientifique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2023">
            <text:p text:style-name="P10">2023</text:p>
          </table:table-cell>
          <table:table-cell table:style-name="Tableau4.B1" office:value-type="string">
            <text:p text:style-name="P7"><text:bookmark text:name="docs-internal-guid-39429118-7fff-bf77-b1f8-023c46f0b777"/><text:span text:style-name="T13">Organisation d’un évènement de vulgarisation de ma thèse et sensibilisation aux enjeux de sécurité informatique et de vie privée.</text:span> </text:p>
          </table:table-cell>
        </table:table-row>
        <table:table-row>
          <table:table-cell table:style-name="Tableau4.A1" office:value-type="float" office:value="2021">
            <text:p text:style-name="P10">2021</text:p>
          </table:table-cell>
          <table:table-cell table:style-name="Tableau4.B1" office:value-type="string">
            <text:p text:style-name="P19">Participation aux rencontres RJMI pour promouvoir les études scientifiques auprès des lycéennes.</text:p>
          </table:table-cell>
        </table:table-row>
        <table:table-row>
          <table:table-cell table:style-name="Tableau4.A1" office:value-type="float" office:value="2020">
            <text:p text:style-name="P10">2020</text:p>
          </table:table-cell>
          <table:table-cell table:style-name="Tableau4.B1" office:value-type="string">
            <text:p text:style-name="P19">Interventions au collège : “Introduction à la cryptologie : RSA”</text:p>
          </table:table-cell>
        </table:table-row>
        <table:table-row>
          <table:table-cell table:style-name="Tableau4.B1" office:value-type="string">
            <text:p text:style-name="P20">2018 – 2019</text:p>
          </table:table-cell>
          <table:table-cell table:style-name="Tableau4.B1" office:value-type="string">
            <text:p text:style-name="P19">Interventions au lycée : “Les maths, à quoi ça sert pour de vrai ?”</text:p>
          </table:table-cell>
        </table:table-row>
        <table:table-row>
          <table:table-cell table:style-name="Tableau4.A1" office:value-type="float" office:value="2018">
            <text:p text:style-name="P10">2018</text:p>
          </table:table-cell>
          <table:table-cell table:style-name="Tableau4.B1" office:value-type="string">
            <text:p text:style-name="P19">Ateliers de découverte de la robotique et de l’informatique (école primaire), en partenariat avec l’ESPE de Bourges.</text:p>
          </table:table-cell>
        </table:table-row>
      </table:table>
      <text:p text:style-name="P6"><text:span text:style-name="T8"/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na Loyer</meta:initial-creator>
    <meta:creation-date>2025-07-10T12:18:08.46</meta:creation-date>
    <meta:document-statistic meta:table-count="7" meta:image-count="5" meta:object-count="0" meta:page-count="2" meta:paragraph-count="71" meta:word-count="418" meta:character-count="3015"/>
    <dc:date>2025-07-10T12:37:31.82</dc:date>
    <dc:creator>Johanna Loyer</dc:creator>
    <meta:editing-duration>PT3M53S</meta:editing-duration>
    <meta:editing-cycles>1</meta:editing-cycles>
    <meta:generator>OpenOffice/4.1.15$Win32 OpenOffice.org_project/4115m2$Build-9813</meta:generator>
  </office:meta>
</office:document-meta>
</file>